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3pt" fo:language="it" fo:country="IT" fo:font-weight="bold" officeooo:rsid="0002958b" officeooo:paragraph-rsid="0005e0ce" style:font-size-asian="11.3500003814697pt" style:font-weight-asian="bold" style:font-size-complex="13pt" style:font-weight-complex="bold"/>
    </style:style>
    <style:style style:name="P2" style:family="paragraph" style:parent-style-name="Standard">
      <style:text-properties style:font-name="Calibri" fo:font-size="13pt" fo:language="it" fo:country="IT" officeooo:paragraph-rsid="0005e0ce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3pt" fo:language="it" fo:country="IT" fo:font-weight="normal" officeooo:rsid="0005e0ce" officeooo:paragraph-rsid="0005e0ce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1pt" fo:language="it" fo:country="IT" fo:font-style="italic" fo:font-weight="normal" officeooo:rsid="0005e0ce" officeooo:paragraph-rsid="0005e0ce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Calibri" fo:font-size="13pt" fo:language="it" fo:country="IT" fo:font-weight="normal" officeooo:rsid="0002958b" officeooo:paragraph-rsid="0005e0ce" style:font-size-asian="11.3500003814697pt" style:font-weight-asian="normal" style:font-size-complex="13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Calibri" fo:font-size="13pt" fo:language="it" fo:country="IT" fo:font-weight="normal" officeooo:rsid="00079deb" officeooo:paragraph-rsid="00079deb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8pt" fo:language="it" fo:country="IT" fo:font-style="italic" fo:font-weight="bold" officeooo:rsid="0005e0ce" officeooo:paragraph-rsid="0005e0ce" style:font-size-asian="15.75pt" style:font-style-asian="italic" style:font-weight-asian="bold" style:font-size-complex="18pt" style:font-style-complex="italic" style:font-weight-complex="bold"/>
    </style:style>
    <style:style style:name="T1" style:family="text">
      <style:text-properties officeooo:rsid="0005e0ce"/>
    </style:style>
    <style:style style:name="T2" style:family="text">
      <style:text-properties officeooo:rsid="0007a4dd"/>
    </style:style>
    <style:style style:name="T3" style:family="text">
      <style:text-properties officeooo:rsid="00079d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ccia<text:span text:style-name="T2">to</text:span> record entità: <text:span text:style-name="T3">Dipendente</text:span></text:p>
      <text:p text:style-name="P1"/>
      <text:p text:style-name="P2">Elenco ordinato campi entità:</text:p>
      <text:list xml:id="list4019945018" text:style-name="L1">
        <text:list-item>
          <text:p text:style-name="P6">Nome (20)</text:p>
        </text:list-item>
        <text:list-item>
          <text:p text:style-name="P6">Cognome (20)</text:p>
        </text:list-item>
        <text:list-item>
          <text:p text:style-name="P6">Data (10)</text:p>
        </text:list-item>
        <text:list-item>
          <text:p text:style-name="P6">Cod_Fisc (16)</text:p>
        </text:list-item>
        <text:list-item>
          <text:p text:style-name="P6">Tipo (15)</text:p>
        </text:list-item>
        <text:list-item>
          <text:p text:style-name="P6">Scandenza (10)</text:p>
        </text:list-item>
        <text:list-item>
          <text:p text:style-name="P6">ID (4)</text:p>
        </text:list-item>
      </text:list>
      <text:p text:style-name="P3">Dimensione record: <text:span text:style-name="T3">85</text:span></text:p>
      <text:p text:style-name="P3">Carattere di riempimento, ASCII CODE: 0x20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Ignazio Leonardo Calogero Sperandeo</text:p>
      <text:p text:style-name="P4">0<text:span text:style-name="T3">3</text:span>/10/2024</text:p>
      <text:p text:style-name="P4">5C In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1T17:52:10.033501053</meta:creation-date>
    <dc:date>2024-10-06T12:16:52.549802576</dc:date>
    <meta:editing-duration>PT7M2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45" meta:character-count="257" meta:non-whitespace-character-count="233"/>
  </office:meta>
</office:document-meta>
</file>